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criptObject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transform( XScriptObject stylesheet , Parameters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ScriptObject.toSAX(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ScriptObject.get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criptObject.toEmbedded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criptObject.XScriptObject( XScrip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criptObject.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criptObject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XScriptObject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